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office:annotation><dc:creator>sge</dc:creator><dc:date>2017-01-31T14:05:31</dc:date><text:p text:style-name="P3"><text:span text:style-name="T1">do section- for item in self.get_items(itemUids, ordered=True)</text:span></text:p></office:annotation></text:p>
        <text:p text:style-name="P2"><office:annotation><dc:creator>sge</dc:creator><dc:date>2017-01-31T15:03:23</dc:date><text:p text:style-name="P3"><text:span text:style-name="T1">do text</text:span></text:p><text:p><text:span text:style-name="T1">from pod(content=delib.odt_file.data, context=view.sub_context(item, delib), format='odt', <text:s/>pageBreakAfter=(not loop.item.last</text:span><text:span text:style-name="T2">)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1-25T10:15:41.266138052</dc:date>
    <meta:editing-duration>PT10H38M44S</meta:editing-duration>
    <meta:editing-cycles>74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